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33.31pt"/>
    </style:style>
    <style:style style:name="co3" style:family="table-column">
      <style:table-column-properties fo:break-before="auto" style:column-width="60.41pt"/>
    </style:style>
    <style:style style:name="co4" style:family="table-column">
      <style:table-column-properties fo:break-before="auto" style:column-width="38.1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92.2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ce2"/>
        <table:table-column table:style-name="co7" table:default-cell-style-name="ce2"/>
        <table:table-column table:style-name="co7" table:number-columns-repeated="5" table:default-cell-style-name="Default"/>
        <table:table-row table:style-name="ro1">
          <table:table-cell/>
          <table:table-cell office:value-type="string" calcext:value-type="string">
            <text:p>ticker</text:p>
          </table:table-cell>
          <table:table-cell office:value-type="string" calcext:value-type="string">
            <text:p>trading_da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5-12-17</text:p>
          </table:table-cell>
          <table:table-cell office:value-type="float" office:value="139.35" calcext:value-type="float">
            <text:p>139.35</text:p>
          </table:table-cell>
          <table:table-cell office:value-type="float" office:value="139.5" calcext:value-type="float">
            <text:p>139.5</text:p>
          </table:table-cell>
          <table:table-cell office:value-type="float" office:value="136.3075" calcext:value-type="float">
            <text:p>136.3075</text:p>
          </table:table-cell>
          <table:table-cell office:value-type="float" office:value="136.75" calcext:value-type="float">
            <text:p>136.7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5-12-18</text:p>
          </table:table-cell>
          <table:table-cell office:value-type="float" office:value="136.41" calcext:value-type="float">
            <text:p>136.41</text:p>
          </table:table-cell>
          <table:table-cell office:value-type="float" office:value="136.96" calcext:value-type="float">
            <text:p>136.96</text:p>
          </table:table-cell>
          <table:table-cell office:value-type="float" office:value="134.27" calcext:value-type="float">
            <text:p>134.27</text:p>
          </table:table-cell>
          <table:table-cell office:value-type="float" office:value="134.9" calcext:value-type="float">
            <text:p>134.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5-12-21</text:p>
          </table:table-cell>
          <table:table-cell table:number-columns-repeated="2" office:value-type="float" office:value="135.83" calcext:value-type="float">
            <text:p>135.83</text:p>
          </table:table-cell>
          <table:table-cell office:value-type="float" office:value="134.02" calcext:value-type="float">
            <text:p>134.02</text:p>
          </table:table-cell>
          <table:table-cell office:value-type="float" office:value="135.5" calcext:value-type="float">
            <text:p>135.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5-12-22</text:p>
          </table:table-cell>
          <table:table-cell office:value-type="float" office:value="135.88" calcext:value-type="float">
            <text:p>135.88</text:p>
          </table:table-cell>
          <table:table-cell office:value-type="float" office:value="138.19" calcext:value-type="float">
            <text:p>138.19</text:p>
          </table:table-cell>
          <table:table-cell office:value-type="float" office:value="135.65" calcext:value-type="float">
            <text:p>135.65</text:p>
          </table:table-cell>
          <table:table-cell office:value-type="float" office:value="137.93" calcext:value-type="float">
            <text:p>137.9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5-12-23</text:p>
          </table:table-cell>
          <table:table-cell office:value-type="float" office:value="138.3" calcext:value-type="float">
            <text:p>138.3</text:p>
          </table:table-cell>
          <table:table-cell office:value-type="float" office:value="139.305" calcext:value-type="float">
            <text:p>139.305</text:p>
          </table:table-cell>
          <table:table-cell office:value-type="float" office:value="138.11" calcext:value-type="float">
            <text:p>138.11</text:p>
          </table:table-cell>
          <table:table-cell office:value-type="float" office:value="138.54" calcext:value-type="float">
            <text:p>138.5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5-12-24</text:p>
          </table:table-cell>
          <table:table-cell office:value-type="float" office:value="138.43" calcext:value-type="float">
            <text:p>138.43</text:p>
          </table:table-cell>
          <table:table-cell office:value-type="float" office:value="138.88" calcext:value-type="float">
            <text:p>138.88</text:p>
          </table:table-cell>
          <table:table-cell office:value-type="float" office:value="138.11" calcext:value-type="float">
            <text:p>138.11</text:p>
          </table:table-cell>
          <table:table-cell office:value-type="float" office:value="138.25" calcext:value-type="float">
            <text:p>138.2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5-12-28</text:p>
          </table:table-cell>
          <table:table-cell office:value-type="float" office:value="137.74" calcext:value-type="float">
            <text:p>137.74</text:p>
          </table:table-cell>
          <table:table-cell office:value-type="float" office:value="138.045" calcext:value-type="float">
            <text:p>138.045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7.61" calcext:value-type="float">
            <text:p>137.6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5-12-29</text:p>
          </table:table-cell>
          <table:table-cell office:value-type="float" office:value="138.25" calcext:value-type="float">
            <text:p>138.25</text:p>
          </table:table-cell>
          <table:table-cell office:value-type="float" office:value="140.06" calcext:value-type="float">
            <text:p>140.06</text:p>
          </table:table-cell>
          <table:table-cell office:value-type="float" office:value="138.2" calcext:value-type="float">
            <text:p>138.2</text:p>
          </table:table-cell>
          <table:table-cell office:value-type="float" office:value="139.78" calcext:value-type="float">
            <text:p>139.7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5-12-30</text:p>
          </table:table-cell>
          <table:table-cell office:value-type="float" office:value="139.58" calcext:value-type="float">
            <text:p>139.58</text:p>
          </table:table-cell>
          <table:table-cell office:value-type="float" office:value="140.44" calcext:value-type="float">
            <text:p>140.44</text:p>
          </table:table-cell>
          <table:table-cell office:value-type="float" office:value="139.22" calcext:value-type="float">
            <text:p>139.22</text:p>
          </table:table-cell>
          <table:table-cell office:value-type="float" office:value="139.34" calcext:value-type="float">
            <text:p>139.3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5-12-31</text:p>
          </table:table-cell>
          <table:table-cell office:value-type="float" office:value="139.07" calcext:value-type="float">
            <text:p>139.07</text:p>
          </table:table-cell>
          <table:table-cell office:value-type="float" office:value="139.1" calcext:value-type="float">
            <text:p>139.1</text:p>
          </table:table-cell>
          <table:table-cell office:value-type="float" office:value="137.57" calcext:value-type="float">
            <text:p>137.57</text:p>
          </table:table-cell>
          <table:table-cell office:value-type="float" office:value="137.62" calcext:value-type="float">
            <text:p>137.6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04</text:p>
          </table:table-cell>
          <table:table-cell office:value-type="float" office:value="135.6" calcext:value-type="float">
            <text:p>135.6</text:p>
          </table:table-cell>
          <table:table-cell office:value-type="float" office:value="135.97" calcext:value-type="float">
            <text:p>135.97</text:p>
          </table:table-cell>
          <table:table-cell office:value-type="float" office:value="134.24" calcext:value-type="float">
            <text:p>134.24</text:p>
          </table:table-cell>
          <table:table-cell office:value-type="float" office:value="135.95" calcext:value-type="float">
            <text:p>135.95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stk_period = 14</text:p>
          </table:table-cell>
          <table:table-cell office:value-type="string" calcext:value-type="string">
            <text:p>slowk_period = 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05</text:p>
          </table:table-cell>
          <table:table-cell office:value-type="float" office:value="136.76" calcext:value-type="float">
            <text:p>136.76</text:p>
          </table:table-cell>
          <table:table-cell office:value-type="float" office:value="136.89" calcext:value-type="float">
            <text:p>136.89</text:p>
          </table:table-cell>
          <table:table-cell office:value-type="float" office:value="134.8501" calcext:value-type="float">
            <text:p>134.8501</text:p>
          </table:table-cell>
          <table:table-cell office:value-type="float" office:value="135.85" calcext:value-type="float">
            <text:p>135.85</text:p>
          </table:table-cell>
          <table:table-cell/>
          <table:table-cell office:value-type="string" calcext:value-type="string">
            <text:p>14 day HIGH</text:p>
          </table:table-cell>
          <table:table-cell office:value-type="string" calcext:value-type="string">
            <text:p>14 day LOW</text:p>
          </table:table-cell>
          <table:table-cell office:value-type="string" calcext:value-type="string">
            <text:p>Today – Low</text:p>
          </table:table-cell>
          <table:table-cell office:value-type="string" calcext:value-type="string">
            <text:p>HIGH – LOW</text:p>
          </table:table-cell>
          <table:table-cell office:value-type="string" calcext:value-type="string">
            <text:p>A/B X 10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06</text:p>
          </table:table-cell>
          <table:table-cell office:value-type="float" office:value="134.38" calcext:value-type="float">
            <text:p>134.38</text:p>
          </table:table-cell>
          <table:table-cell office:value-type="float" office:value="135.58" calcext:value-type="float">
            <text:p>135.5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35.17" calcext:value-type="float">
            <text:p>135.1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07</text:p>
          </table:table-cell>
          <table:table-cell office:value-type="float" office:value="133.7" calcext:value-type="float">
            <text:p>133.7</text:p>
          </table:table-cell>
          <table:table-cell office:value-type="float" office:value="135.02" calcext:value-type="float">
            <text:p>135.02</text:p>
          </table:table-cell>
          <table:table-cell office:value-type="float" office:value="132.43" calcext:value-type="float">
            <text:p>132.43</text:p>
          </table:table-cell>
          <table:table-cell office:value-type="float" office:value="132.86" calcext:value-type="float">
            <text:p>132.86</text:p>
          </table:table-cell>
          <table:table-cell/>
          <table:table-cell table:formula="of:=MAX([.E2:.E15])" office:value-type="float" office:value="140.44" calcext:value-type="float">
            <text:p>140.440</text:p>
          </table:table-cell>
          <table:table-cell table:formula="of:=MIN([.F2:.F15])" office:value-type="float" office:value="132.43" calcext:value-type="float">
            <text:p>132.43</text:p>
          </table:table-cell>
          <table:table-cell table:formula="of:=[.G15]-[.J15]" office:value-type="float" office:value="0.430000000000007" calcext:value-type="float">
            <text:p>0.430000000000007</text:p>
          </table:table-cell>
          <table:table-cell table:formula="of:=[.I15]-[.J15]" office:value-type="float" office:value="8.00999999999999" calcext:value-type="float">
            <text:p>8.00999999999999</text:p>
          </table:table-cell>
          <table:table-cell table:formula="of:=([.K15]/[.L15])*100" office:value-type="float" office:value="5.36828963795265" calcext:value-type="float">
            <text:p>5.3682896379526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08</text:p>
          </table:table-cell>
          <table:table-cell office:value-type="float" office:value="133.18" calcext:value-type="float">
            <text:p>133.18</text:p>
          </table:table-cell>
          <table:table-cell office:value-type="float" office:value="133.816" calcext:value-type="float">
            <text:p>133.816</text:p>
          </table:table-cell>
          <table:table-cell office:value-type="float" office:value="131.32" calcext:value-type="float">
            <text:p>131.32</text:p>
          </table:table-cell>
          <table:table-cell office:value-type="float" office:value="131.63" calcext:value-type="float">
            <text:p>131.63</text:p>
          </table:table-cell>
          <table:table-cell/>
          <table:table-cell table:formula="of:=MAX([.E3:.E16])" office:value-type="float" office:value="140.44" calcext:value-type="float">
            <text:p>140.440</text:p>
          </table:table-cell>
          <table:table-cell table:formula="of:=MIN([.F3:.F16])" office:value-type="float" office:value="131.32" calcext:value-type="float">
            <text:p>131.32</text:p>
          </table:table-cell>
          <table:table-cell table:formula="of:=[.G16]-[.J16]" office:value-type="float" office:value="0.310000000000002" calcext:value-type="float">
            <text:p>0.310000000000002</text:p>
          </table:table-cell>
          <table:table-cell table:formula="of:=[.I16]-[.J16]" office:value-type="float" office:value="9.12" calcext:value-type="float">
            <text:p>9.12</text:p>
          </table:table-cell>
          <table:table-cell table:formula="of:=([.K16]/[.L16])*100" office:value-type="float" office:value="3.39912280701757" calcext:value-type="float">
            <text:p>3.3991228070175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11</text:p>
          </table:table-cell>
          <table:table-cell office:value-type="float" office:value="131.81" calcext:value-type="float">
            <text:p>131.81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1.76" calcext:value-type="float">
            <text:p>131.76</text:p>
          </table:table-cell>
          <table:table-cell office:value-type="float" office:value="133.23" calcext:value-type="float">
            <text:p>133.23</text:p>
          </table:table-cell>
          <table:table-cell/>
          <table:table-cell table:formula="of:=MAX([.E4:.E17])" office:value-type="float" office:value="140.44" calcext:value-type="float">
            <text:p>140.440</text:p>
          </table:table-cell>
          <table:table-cell table:formula="of:=MIN([.F4:.F17])" office:value-type="float" office:value="131.32" calcext:value-type="float">
            <text:p>131.32</text:p>
          </table:table-cell>
          <table:table-cell table:formula="of:=[.G17]-[.J17]" office:value-type="float" office:value="1.91" calcext:value-type="float">
            <text:p>1.91</text:p>
          </table:table-cell>
          <table:table-cell table:formula="of:=[.I17]-[.J17]" office:value-type="float" office:value="9.12" calcext:value-type="float">
            <text:p>9.12</text:p>
          </table:table-cell>
          <table:table-cell table:formula="of:=([.K17]/[.L17])*100" office:value-type="float" office:value="20.9429824561403" calcext:value-type="float">
            <text:p>20.9429824561403</text:p>
          </table:table-cell>
          <table:table-cell table:formula="of:=AVERAGE([.M15:.M17])" office:value-type="float" office:value="9.90346496703684" calcext:value-type="float">
            <text:p>9.903464967036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12</text:p>
          </table:table-cell>
          <table:table-cell office:value-type="float" office:value="133.65" calcext:value-type="float">
            <text:p>133.65</text:p>
          </table:table-cell>
          <table:table-cell office:value-type="float" office:value="133.78" calcext:value-type="float">
            <text:p>133.78</text:p>
          </table:table-cell>
          <table:table-cell office:value-type="float" office:value="131.13" calcext:value-type="float">
            <text:p>131.13</text:p>
          </table:table-cell>
          <table:table-cell office:value-type="float" office:value="132.9" calcext:value-type="float">
            <text:p>132.9</text:p>
          </table:table-cell>
          <table:table-cell/>
          <table:table-cell table:formula="of:=MAX([.E5:.E18])" office:value-type="float" office:value="140.44" calcext:value-type="float">
            <text:p>140.440</text:p>
          </table:table-cell>
          <table:table-cell table:formula="of:=MIN([.F5:.F18])" office:value-type="float" office:value="131.13" calcext:value-type="float">
            <text:p>131.13</text:p>
          </table:table-cell>
          <table:table-cell table:formula="of:=[.G18]-[.J18]" office:value-type="float" office:value="1.77000000000001" calcext:value-type="float">
            <text:p>1.77000000000001</text:p>
          </table:table-cell>
          <table:table-cell table:formula="of:=[.I18]-[.J18]" office:value-type="float" office:value="9.31" calcext:value-type="float">
            <text:p>9.31</text:p>
          </table:table-cell>
          <table:table-cell table:formula="of:=([.K18]/[.L18])*100" office:value-type="float" office:value="19.0118152524169" calcext:value-type="float">
            <text:p>19.0118152524169</text:p>
          </table:table-cell>
          <table:table-cell table:formula="of:=AVERAGE([.M16:.M18])" office:value-type="float" office:value="14.4513068385249" calcext:value-type="float">
            <text:p>14.45130683852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13</text:p>
          </table:table-cell>
          <table:table-cell office:value-type="float" office:value="133.5" calcext:value-type="float">
            <text:p>133.5</text:p>
          </table:table-cell>
          <table:table-cell office:value-type="float" office:value="134.2799" calcext:value-type="float">
            <text:p>134.2799</text:p>
          </table:table-cell>
          <table:table-cell office:value-type="float" office:value="131.1" calcext:value-type="float">
            <text:p>131.1</text:p>
          </table:table-cell>
          <table:table-cell office:value-type="float" office:value="131.17" calcext:value-type="float">
            <text:p>131.17</text:p>
          </table:table-cell>
          <table:table-cell/>
          <table:table-cell table:formula="of:=MAX([.E6:.E19])" office:value-type="float" office:value="140.44" calcext:value-type="float">
            <text:p>140.440</text:p>
          </table:table-cell>
          <table:table-cell table:formula="of:=MIN([.F6:.F19])" office:value-type="float" office:value="131.1" calcext:value-type="float">
            <text:p>131.1</text:p>
          </table:table-cell>
          <table:table-cell table:formula="of:=[.G19]-[.J19]" office:value-type="float" office:value="0.0699999999999932" calcext:value-type="float">
            <text:p>0.069999999999993</text:p>
          </table:table-cell>
          <table:table-cell table:formula="of:=[.I19]-[.J19]" office:value-type="float" office:value="9.34" calcext:value-type="float">
            <text:p>9.34</text:p>
          </table:table-cell>
          <table:table-cell table:formula="of:=([.K19]/[.L19])*100" office:value-type="float" office:value="0.749464668094145" calcext:value-type="float">
            <text:p>0.749464668094145</text:p>
          </table:table-cell>
          <table:table-cell table:formula="of:=AVERAGE([.M17:.M19])" office:value-type="float" office:value="13.5680874588838" calcext:value-type="float">
            <text:p>13.56808745888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14</text:p>
          </table:table-cell>
          <table:table-cell office:value-type="float" office:value="131.93" calcext:value-type="float">
            <text:p>131.93</text:p>
          </table:table-cell>
          <table:table-cell office:value-type="float" office:value="133.79" calcext:value-type="float">
            <text:p>133.79</text:p>
          </table:table-cell>
          <table:table-cell office:value-type="float" office:value="131.22" calcext:value-type="float">
            <text:p>131.22</text:p>
          </table:table-cell>
          <table:table-cell office:value-type="float" office:value="132.91" calcext:value-type="float">
            <text:p>132.91</text:p>
          </table:table-cell>
          <table:table-cell/>
          <table:table-cell table:formula="of:=MAX([.E7:.E20])" office:value-type="float" office:value="140.44" calcext:value-type="float">
            <text:p>140.440</text:p>
          </table:table-cell>
          <table:table-cell table:formula="of:=MIN([.F7:.F20])" office:value-type="float" office:value="131.1" calcext:value-type="float">
            <text:p>131.1</text:p>
          </table:table-cell>
          <table:table-cell table:formula="of:=[.G20]-[.J20]" office:value-type="float" office:value="1.81" calcext:value-type="float">
            <text:p>1.81</text:p>
          </table:table-cell>
          <table:table-cell table:formula="of:=[.I20]-[.J20]" office:value-type="float" office:value="9.34" calcext:value-type="float">
            <text:p>9.34</text:p>
          </table:table-cell>
          <table:table-cell table:formula="of:=([.K20]/[.L20])*100" office:value-type="float" office:value="19.3790149892934" calcext:value-type="float">
            <text:p>19.3790149892934</text:p>
          </table:table-cell>
          <table:table-cell table:formula="of:=AVERAGE([.M18:.M20])" office:value-type="float" office:value="13.0467649699348" calcext:value-type="float">
            <text:p>13.04676496993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15</text:p>
          </table:table-cell>
          <table:table-cell office:value-type="float" office:value="130.01" calcext:value-type="float">
            <text:p>130.01</text:p>
          </table:table-cell>
          <table:table-cell office:value-type="float" office:value="130.88" calcext:value-type="float">
            <text:p>130.88</text:p>
          </table:table-cell>
          <table:table-cell office:value-type="float" office:value="128.87" calcext:value-type="float">
            <text:p>128.87</text:p>
          </table:table-cell>
          <table:table-cell office:value-type="float" office:value="130.03" calcext:value-type="float">
            <text:p>130.03</text:p>
          </table:table-cell>
          <table:table-cell/>
          <table:table-cell table:formula="of:=MAX([.E8:.E21])" office:value-type="float" office:value="140.44" calcext:value-type="float">
            <text:p>140.440</text:p>
          </table:table-cell>
          <table:table-cell table:formula="of:=MIN([.F8:.F21])" office:value-type="float" office:value="128.87" calcext:value-type="float">
            <text:p>128.87</text:p>
          </table:table-cell>
          <table:table-cell table:formula="of:=[.G21]-[.J21]" office:value-type="float" office:value="1.16" calcext:value-type="float">
            <text:p>1.16</text:p>
          </table:table-cell>
          <table:table-cell table:formula="of:=[.I21]-[.J21]" office:value-type="float" office:value="11.57" calcext:value-type="float">
            <text:p>11.57</text:p>
          </table:table-cell>
          <table:table-cell table:formula="of:=([.K21]/[.L21])*100" office:value-type="float" office:value="10.0259291270527" calcext:value-type="float">
            <text:p>10.0259291270527</text:p>
          </table:table-cell>
          <table:table-cell table:formula="of:=AVERAGE([.M19:.M21])" office:value-type="float" office:value="10.0514695948134" calcext:value-type="float">
            <text:p>10.05146959481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19</text:p>
          </table:table-cell>
          <table:table-cell office:value-type="float" office:value="130.11" calcext:value-type="float">
            <text:p>130.11</text:p>
          </table:table-cell>
          <table:table-cell office:value-type="float" office:value="132.1" calcext:value-type="float">
            <text:p>132.1</text:p>
          </table:table-cell>
          <table:table-cell office:value-type="float" office:value="128.06" calcext:value-type="float">
            <text:p>128.06</text:p>
          </table:table-cell>
          <table:table-cell office:value-type="float" office:value="128.11" calcext:value-type="float">
            <text:p>128.11</text:p>
          </table:table-cell>
          <table:table-cell/>
          <table:table-cell table:formula="of:=MAX([.E9:.E22])" office:value-type="float" office:value="140.44" calcext:value-type="float">
            <text:p>140.440</text:p>
          </table:table-cell>
          <table:table-cell table:formula="of:=MIN([.F9:.F22])" office:value-type="float" office:value="128.06" calcext:value-type="float">
            <text:p>128.06</text:p>
          </table:table-cell>
          <table:table-cell table:formula="of:=[.G22]-[.J22]" office:value-type="float" office:value="0.0500000000000114" calcext:value-type="float">
            <text:p>0.050000000000011</text:p>
          </table:table-cell>
          <table:table-cell table:formula="of:=[.I22]-[.J22]" office:value-type="float" office:value="12.38" calcext:value-type="float">
            <text:p>12.38</text:p>
          </table:table-cell>
          <table:table-cell table:formula="of:=([.K22]/[.L22])*100" office:value-type="float" office:value="0.403877221324809" calcext:value-type="float">
            <text:p>0.403877221324809</text:p>
          </table:table-cell>
          <table:table-cell table:formula="of:=AVERAGE([.M20:.M22])" office:value-type="float" office:value="9.93627377922363" calcext:value-type="float">
            <text:p>9.936273779223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20</text:p>
          </table:table-cell>
          <table:table-cell office:value-type="float" office:value="118.46" calcext:value-type="float">
            <text:p>118.46</text:p>
          </table:table-cell>
          <table:table-cell office:value-type="float" office:value="123.99" calcext:value-type="float">
            <text:p>123.99</text:p>
          </table:table-cell>
          <table:table-cell office:value-type="float" office:value="118" calcext:value-type="float">
            <text:p>118</text:p>
          </table:table-cell>
          <table:table-cell office:value-type="float" office:value="121.86" calcext:value-type="float">
            <text:p>121.86</text:p>
          </table:table-cell>
          <table:table-cell/>
          <table:table-cell table:formula="of:=MAX([.E10:.E23])" office:value-type="float" office:value="140.44" calcext:value-type="float">
            <text:p>140.440</text:p>
          </table:table-cell>
          <table:table-cell table:formula="of:=MIN([.F10:.F23])" office:value-type="float" office:value="118" calcext:value-type="float">
            <text:p>118</text:p>
          </table:table-cell>
          <table:table-cell table:formula="of:=[.G23]-[.J23]" office:value-type="float" office:value="3.86" calcext:value-type="float">
            <text:p>3.86</text:p>
          </table:table-cell>
          <table:table-cell table:formula="of:=[.I23]-[.J23]" office:value-type="float" office:value="22.44" calcext:value-type="float">
            <text:p>22.44</text:p>
          </table:table-cell>
          <table:table-cell table:formula="of:=([.K23]/[.L23])*100" office:value-type="float" office:value="17.2014260249554" calcext:value-type="float">
            <text:p>17.2014260249554</text:p>
          </table:table-cell>
          <table:table-cell table:formula="of:=AVERAGE([.M21:.M23])" office:value-type="float" office:value="9.21041079111098" calcext:value-type="float">
            <text:p>9.210410791110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21</text:p>
          </table:table-cell>
          <table:table-cell office:value-type="float" office:value="121.3" calcext:value-type="float">
            <text:p>121.3</text:p>
          </table:table-cell>
          <table:table-cell office:value-type="float" office:value="125.1" calcext:value-type="float">
            <text:p>125.1</text:p>
          </table:table-cell>
          <table:table-cell office:value-type="float" office:value="120.5751" calcext:value-type="float">
            <text:p>120.5751</text:p>
          </table:table-cell>
          <table:table-cell office:value-type="float" office:value="122.91" calcext:value-type="float">
            <text:p>122.91</text:p>
          </table:table-cell>
          <table:table-cell/>
          <table:table-cell table:formula="of:=MAX([.E11:.E24])" office:value-type="float" office:value="139.1" calcext:value-type="float">
            <text:p>139.100</text:p>
          </table:table-cell>
          <table:table-cell table:formula="of:=MIN([.F11:.F24])" office:value-type="float" office:value="118" calcext:value-type="float">
            <text:p>118</text:p>
          </table:table-cell>
          <table:table-cell table:formula="of:=[.G24]-[.J24]" office:value-type="float" office:value="4.91" calcext:value-type="float">
            <text:p>4.91</text:p>
          </table:table-cell>
          <table:table-cell table:formula="of:=[.I24]-[.J24]" office:value-type="float" office:value="21.1" calcext:value-type="float">
            <text:p>21.1</text:p>
          </table:table-cell>
          <table:table-cell table:formula="of:=([.K24]/[.L24])*100" office:value-type="float" office:value="23.2701421800948" calcext:value-type="float">
            <text:p>23.2701421800948</text:p>
          </table:table-cell>
          <table:table-cell table:formula="of:=AVERAGE([.M22:.M24])" office:value-type="float" office:value="13.6251484754583" calcext:value-type="float">
            <text:p>13.62514847545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22</text:p>
          </table:table-cell>
          <table:table-cell office:value-type="float" office:value="124.67" calcext:value-type="float">
            <text:p>124.67</text:p>
          </table:table-cell>
          <table:table-cell office:value-type="float" office:value="124.74" calcext:value-type="float">
            <text:p>124.74</text:p>
          </table:table-cell>
          <table:table-cell office:value-type="float" office:value="121.77" calcext:value-type="float">
            <text:p>121.77</text:p>
          </table:table-cell>
          <table:table-cell office:value-type="float" office:value="122.5" calcext:value-type="float">
            <text:p>122.5</text:p>
          </table:table-cell>
          <table:table-cell/>
          <table:table-cell table:formula="of:=MAX([.E12:.E25])" office:value-type="float" office:value="136.89" calcext:value-type="float">
            <text:p>136.890</text:p>
          </table:table-cell>
          <table:table-cell table:formula="of:=MIN([.F12:.F25])" office:value-type="float" office:value="118" calcext:value-type="float">
            <text:p>118</text:p>
          </table:table-cell>
          <table:table-cell table:formula="of:=[.G25]-[.J25]" office:value-type="float" office:value="4.5" calcext:value-type="float">
            <text:p>4.5</text:p>
          </table:table-cell>
          <table:table-cell table:formula="of:=[.I25]-[.J25]" office:value-type="float" office:value="18.89" calcext:value-type="float">
            <text:p>18.89</text:p>
          </table:table-cell>
          <table:table-cell table:formula="of:=([.K25]/[.L25])*100" office:value-type="float" office:value="23.8221281101112" calcext:value-type="float">
            <text:p>23.8221281101112</text:p>
          </table:table-cell>
          <table:table-cell table:formula="of:=AVERAGE([.M23:.M25])" office:value-type="float" office:value="21.4312321050538" calcext:value-type="float">
            <text:p>21.43123210505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25</text:p>
          </table:table-cell>
          <table:table-cell office:value-type="float" office:value="122.1" calcext:value-type="float">
            <text:p>122.1</text:p>
          </table:table-cell>
          <table:table-cell office:value-type="float" office:value="124.23" calcext:value-type="float">
            <text:p>124.23</text:p>
          </table:table-cell>
          <table:table-cell office:value-type="float" office:value="121.64" calcext:value-type="float">
            <text:p>121.64</text:p>
          </table:table-cell>
          <table:table-cell office:value-type="float" office:value="122.08" calcext:value-type="float">
            <text:p>122.08</text:p>
          </table:table-cell>
          <table:table-cell/>
          <table:table-cell table:formula="of:=MAX([.E13:.E26])" office:value-type="float" office:value="136.89" calcext:value-type="float">
            <text:p>136.890</text:p>
          </table:table-cell>
          <table:table-cell table:formula="of:=MIN([.F13:.F26])" office:value-type="float" office:value="118" calcext:value-type="float">
            <text:p>118</text:p>
          </table:table-cell>
          <table:table-cell table:formula="of:=[.G26]-[.J26]" office:value-type="float" office:value="4.08" calcext:value-type="float">
            <text:p>4.08</text:p>
          </table:table-cell>
          <table:table-cell table:formula="of:=[.I26]-[.J26]" office:value-type="float" office:value="18.89" calcext:value-type="float">
            <text:p>18.89</text:p>
          </table:table-cell>
          <table:table-cell table:formula="of:=([.K26]/[.L26])*100" office:value-type="float" office:value="21.5987294865008" calcext:value-type="float">
            <text:p>21.5987294865008</text:p>
          </table:table-cell>
          <table:table-cell table:formula="of:=AVERAGE([.M24:.M26])" office:value-type="float" office:value="22.8969999255689" calcext:value-type="float">
            <text:p>22.89699992556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26</text:p>
          </table:table-cell>
          <table:table-cell office:value-type="float" office:value="122.25" calcext:value-type="float">
            <text:p>122.25</text:p>
          </table:table-cell>
          <table:table-cell office:value-type="float" office:value="123.61" calcext:value-type="float">
            <text:p>123.61</text:p>
          </table:table-cell>
          <table:table-cell office:value-type="float" office:value="122.24" calcext:value-type="float">
            <text:p>122.24</text:p>
          </table:table-cell>
          <table:table-cell office:value-type="float" office:value="122.59" calcext:value-type="float">
            <text:p>122.59</text:p>
          </table:table-cell>
          <table:table-cell/>
          <table:table-cell table:formula="of:=MAX([.E14:.E27])" office:value-type="float" office:value="135.58" calcext:value-type="float">
            <text:p>135.580</text:p>
          </table:table-cell>
          <table:table-cell table:formula="of:=MIN([.F14:.F27])" office:value-type="float" office:value="118" calcext:value-type="float">
            <text:p>118</text:p>
          </table:table-cell>
          <table:table-cell table:formula="of:=[.G27]-[.J27]" office:value-type="float" office:value="4.59" calcext:value-type="float">
            <text:p>4.59</text:p>
          </table:table-cell>
          <table:table-cell table:formula="of:=[.I27]-[.J27]" office:value-type="float" office:value="17.58" calcext:value-type="float">
            <text:p>17.58</text:p>
          </table:table-cell>
          <table:table-cell table:formula="of:=([.K27]/[.L27])*100" office:value-type="float" office:value="26.1092150170648" calcext:value-type="float">
            <text:p>26.1092150170648</text:p>
          </table:table-cell>
          <table:table-cell table:formula="of:=AVERAGE([.M25:.M27])" office:value-type="float" office:value="23.8433575378923" calcext:value-type="float">
            <text:p>23.84335753789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27</text:p>
          </table:table-cell>
          <table:table-cell office:value-type="float" office:value="122.73" calcext:value-type="float">
            <text:p>122.73</text:p>
          </table:table-cell>
          <table:table-cell office:value-type="float" office:value="123.37" calcext:value-type="float">
            <text:p>123.37</text:p>
          </table:table-cell>
          <table:table-cell office:value-type="float" office:value="120.65" calcext:value-type="float">
            <text:p>120.65</text:p>
          </table:table-cell>
          <table:table-cell office:value-type="float" office:value="120.96" calcext:value-type="float">
            <text:p>120.96</text:p>
          </table:table-cell>
          <table:table-cell/>
          <table:table-cell table:formula="of:=MAX([.E15:.E28])" office:value-type="float" office:value="135.02" calcext:value-type="float">
            <text:p>135.020</text:p>
          </table:table-cell>
          <table:table-cell table:formula="of:=MIN([.F15:.F28])" office:value-type="float" office:value="118" calcext:value-type="float">
            <text:p>118</text:p>
          </table:table-cell>
          <table:table-cell table:formula="of:=[.G28]-[.J28]" office:value-type="float" office:value="2.95999999999999" calcext:value-type="float">
            <text:p>2.95999999999999</text:p>
          </table:table-cell>
          <table:table-cell table:formula="of:=[.I28]-[.J28]" office:value-type="float" office:value="17.02" calcext:value-type="float">
            <text:p>17.02</text:p>
          </table:table-cell>
          <table:table-cell table:formula="of:=([.K28]/[.L28])*100" office:value-type="float" office:value="17.391304347826" calcext:value-type="float">
            <text:p>17.391304347826</text:p>
          </table:table-cell>
          <table:table-cell table:formula="of:=AVERAGE([.M26:.M28])" office:value-type="float" office:value="21.6997496171306" calcext:value-type="float">
            <text:p>21.69974961713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28</text:p>
          </table:table-cell>
          <table:table-cell office:value-type="float" office:value="121.26" calcext:value-type="float">
            <text:p>121.26</text:p>
          </table:table-cell>
          <table:table-cell office:value-type="float" office:value="122.83" calcext:value-type="float">
            <text:p>122.83</text:p>
          </table:table-cell>
          <table:table-cell office:value-type="float" office:value="121.01" calcext:value-type="float">
            <text:p>121.01</text:p>
          </table:table-cell>
          <table:table-cell office:value-type="float" office:value="122.22" calcext:value-type="float">
            <text:p>122.22</text:p>
          </table:table-cell>
          <table:table-cell/>
          <table:table-cell table:formula="of:=MAX([.E16:.E29])" office:value-type="float" office:value="134.2799" calcext:value-type="float">
            <text:p>134.280</text:p>
          </table:table-cell>
          <table:table-cell table:formula="of:=MIN([.F16:.F29])" office:value-type="float" office:value="118" calcext:value-type="float">
            <text:p>118</text:p>
          </table:table-cell>
          <table:table-cell table:formula="of:=[.G29]-[.J29]" office:value-type="float" office:value="4.22" calcext:value-type="float">
            <text:p>4.22</text:p>
          </table:table-cell>
          <table:table-cell table:formula="of:=[.I29]-[.J29]" office:value-type="float" office:value="16.2799" calcext:value-type="float">
            <text:p>16.2799</text:p>
          </table:table-cell>
          <table:table-cell table:formula="of:=([.K29]/[.L29])*100" office:value-type="float" office:value="25.9215351445648" calcext:value-type="float">
            <text:p>25.9215351445648</text:p>
          </table:table-cell>
          <table:table-cell table:formula="of:=AVERAGE([.M27:.M29])" office:value-type="float" office:value="23.1406848364852" calcext:value-type="float">
            <text:p>23.14068483648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1-29</text:p>
          </table:table-cell>
          <table:table-cell office:value-type="float" office:value="123.28" calcext:value-type="float">
            <text:p>123.28</text:p>
          </table:table-cell>
          <table:table-cell office:value-type="float" office:value="124.79" calcext:value-type="float">
            <text:p>124.79</text:p>
          </table:table-cell>
          <table:table-cell office:value-type="float" office:value="122.96" calcext:value-type="float">
            <text:p>122.96</text:p>
          </table:table-cell>
          <table:table-cell office:value-type="float" office:value="124.79" calcext:value-type="float">
            <text:p>124.79</text:p>
          </table:table-cell>
          <table:table-cell/>
          <table:table-cell table:formula="of:=MAX([.E17:.E30])" office:value-type="float" office:value="134.2799" calcext:value-type="float">
            <text:p>134.280</text:p>
          </table:table-cell>
          <table:table-cell table:formula="of:=MIN([.F17:.F30])" office:value-type="float" office:value="118" calcext:value-type="float">
            <text:p>118</text:p>
          </table:table-cell>
          <table:table-cell table:formula="of:=[.G30]-[.J30]" office:value-type="float" office:value="6.79000000000001" calcext:value-type="float">
            <text:p>6.79000000000001</text:p>
          </table:table-cell>
          <table:table-cell table:formula="of:=[.I30]-[.J30]" office:value-type="float" office:value="16.2799" calcext:value-type="float">
            <text:p>16.2799</text:p>
          </table:table-cell>
          <table:table-cell table:formula="of:=([.K30]/[.L30])*100" office:value-type="float" office:value="41.7078728984822" calcext:value-type="float">
            <text:p>41.7078728984822</text:p>
          </table:table-cell>
          <table:table-cell table:formula="of:=AVERAGE([.M28:.M30])" office:value-type="float" office:value="28.3402374636243" calcext:value-type="float">
            <text:p>28.34023746362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01</text:p>
          </table:table-cell>
          <table:table-cell office:value-type="float" office:value="124.4" calcext:value-type="float">
            <text:p>124.4</text:p>
          </table:table-cell>
          <table:table-cell office:value-type="float" office:value="125.29" calcext:value-type="float">
            <text:p>125.29</text:p>
          </table:table-cell>
          <table:table-cell office:value-type="float" office:value="123.71" calcext:value-type="float">
            <text:p>123.71</text:p>
          </table:table-cell>
          <table:table-cell office:value-type="float" office:value="124.83" calcext:value-type="float">
            <text:p>124.83</text:p>
          </table:table-cell>
          <table:table-cell/>
          <table:table-cell table:formula="of:=MAX([.E18:.E31])" office:value-type="float" office:value="134.2799" calcext:value-type="float">
            <text:p>134.280</text:p>
          </table:table-cell>
          <table:table-cell table:formula="of:=MIN([.F18:.F31])" office:value-type="float" office:value="118" calcext:value-type="float">
            <text:p>118</text:p>
          </table:table-cell>
          <table:table-cell table:formula="of:=[.G31]-[.J31]" office:value-type="float" office:value="6.83" calcext:value-type="float">
            <text:p>6.83</text:p>
          </table:table-cell>
          <table:table-cell table:formula="of:=[.I31]-[.J31]" office:value-type="float" office:value="16.2799" calcext:value-type="float">
            <text:p>16.2799</text:p>
          </table:table-cell>
          <table:table-cell table:formula="of:=([.K31]/[.L31])*100" office:value-type="float" office:value="41.953574653407" calcext:value-type="float">
            <text:p>41.953574653407</text:p>
          </table:table-cell>
          <table:table-cell table:formula="of:=AVERAGE([.M29:.M31])" office:value-type="float" office:value="36.527660898818" calcext:value-type="float">
            <text:p>36.5276608988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02</text:p>
          </table:table-cell>
          <table:table-cell office:value-type="float" office:value="123.67" calcext:value-type="float">
            <text:p>123.67</text:p>
          </table:table-cell>
          <table:table-cell office:value-type="float" office:value="124.14" calcext:value-type="float">
            <text:p>124.14</text:p>
          </table:table-cell>
          <table:table-cell office:value-type="float" office:value="122.64" calcext:value-type="float">
            <text:p>122.64</text:p>
          </table:table-cell>
          <table:table-cell office:value-type="float" office:value="122.94" calcext:value-type="float">
            <text:p>122.94</text:p>
          </table:table-cell>
          <table:table-cell/>
          <table:table-cell table:formula="of:=MAX([.E19:.E32])" office:value-type="float" office:value="134.2799" calcext:value-type="float">
            <text:p>134.280</text:p>
          </table:table-cell>
          <table:table-cell table:formula="of:=MIN([.F19:.F32])" office:value-type="float" office:value="118" calcext:value-type="float">
            <text:p>118</text:p>
          </table:table-cell>
          <table:table-cell table:formula="of:=[.G32]-[.J32]" office:value-type="float" office:value="4.94" calcext:value-type="float">
            <text:p>4.94</text:p>
          </table:table-cell>
          <table:table-cell table:formula="of:=[.I32]-[.J32]" office:value-type="float" office:value="16.2799" calcext:value-type="float">
            <text:p>16.2799</text:p>
          </table:table-cell>
          <table:table-cell table:formula="of:=([.K32]/[.L32])*100" office:value-type="float" office:value="30.3441667332109" calcext:value-type="float">
            <text:p>30.3441667332109</text:p>
          </table:table-cell>
          <table:table-cell table:formula="of:=AVERAGE([.M30:.M32])" office:value-type="float" office:value="38.0018714283667" calcext:value-type="float">
            <text:p>38.0018714283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03</text:p>
          </table:table-cell>
          <table:table-cell office:value-type="float" office:value="123.99" calcext:value-type="float">
            <text:p>123.99</text:p>
          </table:table-cell>
          <table:table-cell office:value-type="float" office:value="125.4499" calcext:value-type="float">
            <text:p>125.4499</text:p>
          </table:table-cell>
          <table:table-cell office:value-type="float" office:value="122.29" calcext:value-type="float">
            <text:p>122.29</text:p>
          </table:table-cell>
          <table:table-cell office:value-type="float" office:value="124.72" calcext:value-type="float">
            <text:p>124.72</text:p>
          </table:table-cell>
          <table:table-cell/>
          <table:table-cell table:formula="of:=MAX([.E20:.E33])" office:value-type="float" office:value="133.79" calcext:value-type="float">
            <text:p>133.790</text:p>
          </table:table-cell>
          <table:table-cell table:formula="of:=MIN([.F20:.F33])" office:value-type="float" office:value="118" calcext:value-type="float">
            <text:p>118</text:p>
          </table:table-cell>
          <table:table-cell table:formula="of:=[.G33]-[.J33]" office:value-type="float" office:value="6.72" calcext:value-type="float">
            <text:p>6.72</text:p>
          </table:table-cell>
          <table:table-cell table:formula="of:=[.I33]-[.J33]" office:value-type="float" office:value="15.79" calcext:value-type="float">
            <text:p>15.79</text:p>
          </table:table-cell>
          <table:table-cell table:formula="of:=([.K33]/[.L33])*100" office:value-type="float" office:value="42.5585813806207" calcext:value-type="float">
            <text:p>42.5585813806207</text:p>
          </table:table-cell>
          <table:table-cell table:formula="of:=AVERAGE([.M31:.M33])" office:value-type="float" office:value="38.2854409224128" calcext:value-type="float">
            <text:p>38.28544092241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04</text:p>
          </table:table-cell>
          <table:table-cell office:value-type="float" office:value="125.08" calcext:value-type="float">
            <text:p>125.08</text:p>
          </table:table-cell>
          <table:table-cell office:value-type="float" office:value="128.5" calcext:value-type="float">
            <text:p>128.5</text:p>
          </table:table-cell>
          <table:table-cell office:value-type="float" office:value="125" calcext:value-type="float">
            <text:p>125</text:p>
          </table:table-cell>
          <table:table-cell office:value-type="float" office:value="127.65" calcext:value-type="float">
            <text:p>127.65</text:p>
          </table:table-cell>
          <table:table-cell/>
          <table:table-cell table:formula="of:=MAX([.E21:.E34])" office:value-type="float" office:value="132.1" calcext:value-type="float">
            <text:p>132.100</text:p>
          </table:table-cell>
          <table:table-cell table:formula="of:=MIN([.F21:.F34])" office:value-type="float" office:value="118" calcext:value-type="float">
            <text:p>118</text:p>
          </table:table-cell>
          <table:table-cell table:formula="of:=[.G34]-[.J34]" office:value-type="float" office:value="9.65000000000001" calcext:value-type="float">
            <text:p>9.65000000000001</text:p>
          </table:table-cell>
          <table:table-cell table:formula="of:=[.I34]-[.J34]" office:value-type="float" office:value="14.1" calcext:value-type="float">
            <text:p>14.1</text:p>
          </table:table-cell>
          <table:table-cell table:formula="of:=([.K34]/[.L34])*100" office:value-type="float" office:value="68.4397163120568" calcext:value-type="float">
            <text:p>68.4397163120568</text:p>
          </table:table-cell>
          <table:table-cell table:formula="of:=AVERAGE([.M32:.M34])" office:value-type="float" office:value="47.1141548086295" calcext:value-type="float">
            <text:p>47.11415480862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05</text:p>
          </table:table-cell>
          <table:table-cell office:value-type="float" office:value="127.22" calcext:value-type="float">
            <text:p>127.22</text:p>
          </table:table-cell>
          <table:table-cell office:value-type="float" office:value="128.64" calcext:value-type="float">
            <text:p>128.64</text:p>
          </table:table-cell>
          <table:table-cell office:value-type="float" office:value="125.85" calcext:value-type="float">
            <text:p>125.85</text:p>
          </table:table-cell>
          <table:table-cell office:value-type="float" office:value="128.57" calcext:value-type="float">
            <text:p>128.57</text:p>
          </table:table-cell>
          <table:table-cell/>
          <table:table-cell table:formula="of:=MAX([.E22:.E35])" office:value-type="float" office:value="132.1" calcext:value-type="float">
            <text:p>132.100</text:p>
          </table:table-cell>
          <table:table-cell table:formula="of:=MIN([.F22:.F35])" office:value-type="float" office:value="118" calcext:value-type="float">
            <text:p>118</text:p>
          </table:table-cell>
          <table:table-cell table:formula="of:=[.G35]-[.J35]" office:value-type="float" office:value="10.57" calcext:value-type="float">
            <text:p>10.57</text:p>
          </table:table-cell>
          <table:table-cell table:formula="of:=[.I35]-[.J35]" office:value-type="float" office:value="14.1" calcext:value-type="float">
            <text:p>14.1</text:p>
          </table:table-cell>
          <table:table-cell table:formula="of:=([.K35]/[.L35])*100" office:value-type="float" office:value="74.9645390070922" calcext:value-type="float">
            <text:p>74.9645390070922</text:p>
          </table:table-cell>
          <table:table-cell table:formula="of:=AVERAGE([.M33:.M35])" office:value-type="float" office:value="61.9876122332566" calcext:value-type="float">
            <text:p>61.98761223325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08</text:p>
          </table:table-cell>
          <table:table-cell office:value-type="float" office:value="126" calcext:value-type="float">
            <text:p>126</text:p>
          </table:table-cell>
          <table:table-cell office:value-type="float" office:value="127.51" calcext:value-type="float">
            <text:p>127.51</text:p>
          </table:table-cell>
          <table:table-cell office:value-type="float" office:value="124.13" calcext:value-type="float">
            <text:p>124.13</text:p>
          </table:table-cell>
          <table:table-cell office:value-type="float" office:value="126.98" calcext:value-type="float">
            <text:p>126.98</text:p>
          </table:table-cell>
          <table:table-cell/>
          <table:table-cell table:formula="of:=MAX([.E23:.E36])" office:value-type="float" office:value="128.64" calcext:value-type="float">
            <text:p>128.640</text:p>
          </table:table-cell>
          <table:table-cell table:formula="of:=MIN([.F23:.F36])" office:value-type="float" office:value="118" calcext:value-type="float">
            <text:p>118</text:p>
          </table:table-cell>
          <table:table-cell table:formula="of:=[.G36]-[.J36]" office:value-type="float" office:value="8.98" calcext:value-type="float">
            <text:p>8.98</text:p>
          </table:table-cell>
          <table:table-cell table:formula="of:=[.I36]-[.J36]" office:value-type="float" office:value="10.64" calcext:value-type="float">
            <text:p>10.64</text:p>
          </table:table-cell>
          <table:table-cell table:formula="of:=([.K36]/[.L36])*100" office:value-type="float" office:value="84.3984962406016" calcext:value-type="float">
            <text:p>84.3984962406016</text:p>
          </table:table-cell>
          <table:table-cell table:formula="of:=AVERAGE([.M34:.M36])" office:value-type="float" office:value="75.9342505199169" calcext:value-type="float">
            <text:p>75.93425051991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09</text:p>
          </table:table-cell>
          <table:table-cell office:value-type="float" office:value="126.12" calcext:value-type="float">
            <text:p>126.12</text:p>
          </table:table-cell>
          <table:table-cell office:value-type="float" office:value="126.93" calcext:value-type="float">
            <text:p>126.93</text:p>
          </table:table-cell>
          <table:table-cell office:value-type="float" office:value="123.77" calcext:value-type="float">
            <text:p>123.77</text:p>
          </table:table-cell>
          <table:table-cell office:value-type="float" office:value="124.07" calcext:value-type="float">
            <text:p>124.07</text:p>
          </table:table-cell>
          <table:table-cell/>
          <table:table-cell table:formula="of:=MAX([.E24:.E37])" office:value-type="float" office:value="128.64" calcext:value-type="float">
            <text:p>128.640</text:p>
          </table:table-cell>
          <table:table-cell table:formula="of:=MIN([.F24:.F37])" office:value-type="float" office:value="120.5751" calcext:value-type="float">
            <text:p>120.5751</text:p>
          </table:table-cell>
          <table:table-cell table:formula="of:=[.G37]-[.J37]" office:value-type="float" office:value="3.49489999999999" calcext:value-type="float">
            <text:p>3.49489999999999</text:p>
          </table:table-cell>
          <table:table-cell table:formula="of:=[.I37]-[.J37]" office:value-type="float" office:value="8.06489999999998" calcext:value-type="float">
            <text:p>8.06489999999998</text:p>
          </table:table-cell>
          <table:table-cell table:formula="of:=([.K37]/[.L37])*100" office:value-type="float" office:value="43.33469726841" calcext:value-type="float">
            <text:p>43.33469726841</text:p>
          </table:table-cell>
          <table:table-cell table:formula="of:=AVERAGE([.M35:.M37])" office:value-type="float" office:value="67.5659108387013" calcext:value-type="float">
            <text:p>67.56591083870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10</text:p>
          </table:table-cell>
          <table:table-cell office:value-type="float" office:value="125" calcext:value-type="float">
            <text:p>125</text:p>
          </table:table-cell>
          <table:table-cell office:value-type="float" office:value="125.29" calcext:value-type="float">
            <text:p>125.29</text:p>
          </table:table-cell>
          <table:table-cell office:value-type="float" office:value="119.84" calcext:value-type="float">
            <text:p>119.84</text:p>
          </table:table-cell>
          <table:table-cell office:value-type="float" office:value="120.19" calcext:value-type="float">
            <text:p>120.19</text:p>
          </table:table-cell>
          <table:table-cell/>
          <table:table-cell table:formula="of:=MAX([.E25:.E38])" office:value-type="float" office:value="128.64" calcext:value-type="float">
            <text:p>128.640</text:p>
          </table:table-cell>
          <table:table-cell table:formula="of:=MIN([.F25:.F38])" office:value-type="float" office:value="119.84" calcext:value-type="float">
            <text:p>119.84</text:p>
          </table:table-cell>
          <table:table-cell table:formula="of:=[.G38]-[.J38]" office:value-type="float" office:value="0.349999999999994" calcext:value-type="float">
            <text:p>0.349999999999994</text:p>
          </table:table-cell>
          <table:table-cell table:formula="of:=[.I38]-[.J38]" office:value-type="float" office:value="8.79999999999998" calcext:value-type="float">
            <text:p>8.79999999999998</text:p>
          </table:table-cell>
          <table:table-cell table:formula="of:=([.K38]/[.L38])*100" office:value-type="float" office:value="3.97727272727267" calcext:value-type="float">
            <text:p>3.97727272727267</text:p>
          </table:table-cell>
          <table:table-cell table:formula="of:=AVERAGE([.M36:.M38])" office:value-type="float" office:value="43.9034887454281" calcext:value-type="float">
            <text:p>43.90348874542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11</text:p>
          </table:table-cell>
          <table:table-cell office:value-type="float" office:value="118.78" calcext:value-type="float">
            <text:p>118.78</text:p>
          </table:table-cell>
          <table:table-cell office:value-type="float" office:value="119.66" calcext:value-type="float">
            <text:p>119.66</text:p>
          </table:table-cell>
          <table:table-cell office:value-type="float" office:value="116.901" calcext:value-type="float">
            <text:p>116.901</text:p>
          </table:table-cell>
          <table:table-cell office:value-type="float" office:value="117.85" calcext:value-type="float">
            <text:p>117.85</text:p>
          </table:table-cell>
          <table:table-cell/>
          <table:table-cell table:formula="of:=MAX([.E26:.E39])" office:value-type="float" office:value="128.64" calcext:value-type="float">
            <text:p>128.640</text:p>
          </table:table-cell>
          <table:table-cell table:formula="of:=MIN([.F26:.F39])" office:value-type="float" office:value="116.901" calcext:value-type="float">
            <text:p>116.901</text:p>
          </table:table-cell>
          <table:table-cell table:formula="of:=[.G39]-[.J39]" office:value-type="float" office:value="0.948999999999998" calcext:value-type="float">
            <text:p>0.948999999999998</text:p>
          </table:table-cell>
          <table:table-cell table:formula="of:=[.I39]-[.J39]" office:value-type="float" office:value="11.739" calcext:value-type="float">
            <text:p>11.739</text:p>
          </table:table-cell>
          <table:table-cell table:formula="of:=([.K39]/[.L39])*100" office:value-type="float" office:value="8.08416389811738" calcext:value-type="float">
            <text:p>8.08416389811738</text:p>
          </table:table-cell>
          <table:table-cell table:formula="of:=AVERAGE([.M37:.M39])" office:value-type="float" office:value="18.4653779646" calcext:value-type="float">
            <text:p>18.46537796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12</text:p>
          </table:table-cell>
          <table:table-cell office:value-type="float" office:value="119.26" calcext:value-type="float">
            <text:p>119.26</text:p>
          </table:table-cell>
          <table:table-cell office:value-type="float" office:value="121.05" calcext:value-type="float">
            <text:p>121.05</text:p>
          </table:table-cell>
          <table:table-cell office:value-type="float" office:value="118.35" calcext:value-type="float">
            <text:p>118.35</text:p>
          </table:table-cell>
          <table:table-cell office:value-type="float" office:value="121.04" calcext:value-type="float">
            <text:p>121.04</text:p>
          </table:table-cell>
          <table:table-cell/>
          <table:table-cell table:formula="of:=MAX([.E27:.E40])" office:value-type="float" office:value="128.64" calcext:value-type="float">
            <text:p>128.640</text:p>
          </table:table-cell>
          <table:table-cell table:formula="of:=MIN([.F27:.F40])" office:value-type="float" office:value="116.901" calcext:value-type="float">
            <text:p>116.901</text:p>
          </table:table-cell>
          <table:table-cell table:formula="of:=[.G40]-[.J40]" office:value-type="float" office:value="4.13900000000001" calcext:value-type="float">
            <text:p>4.13900000000001</text:p>
          </table:table-cell>
          <table:table-cell table:formula="of:=[.I40]-[.J40]" office:value-type="float" office:value="11.739" calcext:value-type="float">
            <text:p>11.739</text:p>
          </table:table-cell>
          <table:table-cell table:formula="of:=([.K40]/[.L40])*100" office:value-type="float" office:value="35.2585399097028" calcext:value-type="float">
            <text:p>35.2585399097028</text:p>
          </table:table-cell>
          <table:table-cell table:formula="of:=AVERAGE([.M38:.M40])" office:value-type="float" office:value="15.7733255116976" calcext:value-type="float">
            <text:p>15.77332551169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16</text:p>
          </table:table-cell>
          <table:table-cell office:value-type="float" office:value="121.83" calcext:value-type="float">
            <text:p>121.83</text:p>
          </table:table-cell>
          <table:table-cell office:value-type="float" office:value="123.09" calcext:value-type="float">
            <text:p>123.09</text:p>
          </table:table-cell>
          <table:table-cell office:value-type="float" office:value="121.34" calcext:value-type="float">
            <text:p>121.34</text:p>
          </table:table-cell>
          <table:table-cell office:value-type="float" office:value="122.74" calcext:value-type="float">
            <text:p>122.74</text:p>
          </table:table-cell>
          <table:table-cell/>
          <table:table-cell table:formula="of:=MAX([.E28:.E41])" office:value-type="float" office:value="128.64" calcext:value-type="float">
            <text:p>128.640</text:p>
          </table:table-cell>
          <table:table-cell table:formula="of:=MIN([.F28:.F41])" office:value-type="float" office:value="116.901" calcext:value-type="float">
            <text:p>116.901</text:p>
          </table:table-cell>
          <table:table-cell table:formula="of:=[.G41]-[.J41]" office:value-type="float" office:value="5.839" calcext:value-type="float">
            <text:p>5.839</text:p>
          </table:table-cell>
          <table:table-cell table:formula="of:=[.I41]-[.J41]" office:value-type="float" office:value="11.739" calcext:value-type="float">
            <text:p>11.739</text:p>
          </table:table-cell>
          <table:table-cell table:formula="of:=([.K41]/[.L41])*100" office:value-type="float" office:value="49.7401822983219" calcext:value-type="float">
            <text:p>49.7401822983219</text:p>
          </table:table-cell>
          <table:table-cell table:formula="of:=AVERAGE([.M39:.M41])" office:value-type="float" office:value="31.0276287020474" calcext:value-type="float">
            <text:p>31.02762870204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17</text:p>
          </table:table-cell>
          <table:table-cell office:value-type="float" office:value="123.71" calcext:value-type="float">
            <text:p>123.71</text:p>
          </table:table-cell>
          <table:table-cell office:value-type="float" office:value="126.57" calcext:value-type="float">
            <text:p>126.57</text:p>
          </table:table-cell>
          <table:table-cell office:value-type="float" office:value="123.25" calcext:value-type="float">
            <text:p>123.25</text:p>
          </table:table-cell>
          <table:table-cell office:value-type="float" office:value="126.1" calcext:value-type="float">
            <text:p>126.1</text:p>
          </table:table-cell>
          <table:table-cell/>
          <table:table-cell table:formula="of:=MAX([.E29:.E42])" office:value-type="float" office:value="128.64" calcext:value-type="float">
            <text:p>128.640</text:p>
          </table:table-cell>
          <table:table-cell table:formula="of:=MIN([.F29:.F42])" office:value-type="float" office:value="116.901" calcext:value-type="float">
            <text:p>116.901</text:p>
          </table:table-cell>
          <table:table-cell table:formula="of:=[.G42]-[.J42]" office:value-type="float" office:value="9.199" calcext:value-type="float">
            <text:p>9.199</text:p>
          </table:table-cell>
          <table:table-cell table:formula="of:=[.I42]-[.J42]" office:value-type="float" office:value="11.739" calcext:value-type="float">
            <text:p>11.739</text:p>
          </table:table-cell>
          <table:table-cell table:formula="of:=([.K42]/[.L42])*100" office:value-type="float" office:value="78.3627225487691" calcext:value-type="float">
            <text:p>78.3627225487691</text:p>
          </table:table-cell>
          <table:table-cell table:formula="of:=AVERAGE([.M40:.M42])" office:value-type="float" office:value="54.4538149189313" calcext:value-type="float">
            <text:p>54.45381491893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18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29.75" calcext:value-type="float">
            <text:p>129.75</text:p>
          </table:table-cell>
          <table:table-cell office:value-type="float" office:value="132.45" calcext:value-type="float">
            <text:p>132.45</text:p>
          </table:table-cell>
          <table:table-cell/>
          <table:table-cell table:formula="of:=MAX([.E30:.E43])" office:value-type="float" office:value="134" calcext:value-type="float">
            <text:p>134.000</text:p>
          </table:table-cell>
          <table:table-cell table:formula="of:=MIN([.F30:.F43])" office:value-type="float" office:value="116.901" calcext:value-type="float">
            <text:p>116.901</text:p>
          </table:table-cell>
          <table:table-cell table:formula="of:=[.G43]-[.J43]" office:value-type="float" office:value="15.549" calcext:value-type="float">
            <text:p>15.549</text:p>
          </table:table-cell>
          <table:table-cell table:formula="of:=[.I43]-[.J43]" office:value-type="float" office:value="17.099" calcext:value-type="float">
            <text:p>17.099</text:p>
          </table:table-cell>
          <table:table-cell table:formula="of:=([.K43]/[.L43])*100" office:value-type="float" office:value="90.9351424059886" calcext:value-type="float">
            <text:p>90.9351424059886</text:p>
          </table:table-cell>
          <table:table-cell table:formula="of:=AVERAGE([.M41:.M43])" office:value-type="float" office:value="73.0126824176932" calcext:value-type="float">
            <text:p>73.01268241769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19</text:p>
          </table:table-cell>
          <table:table-cell office:value-type="float" office:value="132.36" calcext:value-type="float">
            <text:p>132.36</text:p>
          </table:table-cell>
          <table:table-cell office:value-type="float" office:value="133.65" calcext:value-type="float">
            <text:p>133.65</text:p>
          </table:table-cell>
          <table:table-cell office:value-type="float" office:value="130.84" calcext:value-type="float">
            <text:p>130.84</text:p>
          </table:table-cell>
          <table:table-cell office:value-type="float" office:value="133.08" calcext:value-type="float">
            <text:p>133.08</text:p>
          </table:table-cell>
          <table:table-cell/>
          <table:table-cell table:formula="of:=MAX([.E31:.E44])" office:value-type="float" office:value="134" calcext:value-type="float">
            <text:p>134.000</text:p>
          </table:table-cell>
          <table:table-cell table:formula="of:=MIN([.F31:.F44])" office:value-type="float" office:value="116.901" calcext:value-type="float">
            <text:p>116.901</text:p>
          </table:table-cell>
          <table:table-cell table:formula="of:=[.G44]-[.J44]" office:value-type="float" office:value="16.179" calcext:value-type="float">
            <text:p>16.179</text:p>
          </table:table-cell>
          <table:table-cell table:formula="of:=[.I44]-[.J44]" office:value-type="float" office:value="17.099" calcext:value-type="float">
            <text:p>17.099</text:p>
          </table:table-cell>
          <table:table-cell table:formula="of:=([.K44]/[.L44])*100" office:value-type="float" office:value="94.6195683958127" calcext:value-type="float">
            <text:p>94.6195683958127</text:p>
          </table:table-cell>
          <table:table-cell table:formula="of:=AVERAGE([.M42:.M44])" office:value-type="float" office:value="87.9724777835235" calcext:value-type="float">
            <text:p>87.97247778352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22</text:p>
          </table:table-cell>
          <table:table-cell office:value-type="float" office:value="133.84" calcext:value-type="float">
            <text:p>133.84</text:p>
          </table:table-cell>
          <table:table-cell office:value-type="float" office:value="134.31" calcext:value-type="float">
            <text:p>134.31</text:p>
          </table:table-cell>
          <table:table-cell office:value-type="float" office:value="132.41" calcext:value-type="float">
            <text:p>132.41</text:p>
          </table:table-cell>
          <table:table-cell office:value-type="float" office:value="133.77" calcext:value-type="float">
            <text:p>133.77</text:p>
          </table:table-cell>
          <table:table-cell/>
          <table:table-cell table:formula="of:=MAX([.E32:.E45])" office:value-type="float" office:value="134.31" calcext:value-type="float">
            <text:p>134.310</text:p>
          </table:table-cell>
          <table:table-cell table:formula="of:=MIN([.F32:.F45])" office:value-type="float" office:value="116.901" calcext:value-type="float">
            <text:p>116.901</text:p>
          </table:table-cell>
          <table:table-cell table:formula="of:=[.G45]-[.J45]" office:value-type="float" office:value="16.869" calcext:value-type="float">
            <text:p>16.869</text:p>
          </table:table-cell>
          <table:table-cell table:formula="of:=[.I45]-[.J45]" office:value-type="float" office:value="17.409" calcext:value-type="float">
            <text:p>17.409</text:p>
          </table:table-cell>
          <table:table-cell table:formula="of:=([.K45]/[.L45])*100" office:value-type="float" office:value="96.8981561261417" calcext:value-type="float">
            <text:p>96.8981561261417</text:p>
          </table:table-cell>
          <table:table-cell table:formula="of:=AVERAGE([.M43:.M45])" office:value-type="float" office:value="94.1509556426477" calcext:value-type="float">
            <text:p>94.15095564264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23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41" calcext:value-type="float">
            <text:p>133.41</text:p>
          </table:table-cell>
          <table:table-cell office:value-type="float" office:value="132.01" calcext:value-type="float">
            <text:p>132.01</text:p>
          </table:table-cell>
          <table:table-cell office:value-type="float" office:value="132.4" calcext:value-type="float">
            <text:p>132.4</text:p>
          </table:table-cell>
          <table:table-cell/>
          <table:table-cell table:formula="of:=MAX([.E33:.E46])" office:value-type="float" office:value="134.31" calcext:value-type="float">
            <text:p>134.310</text:p>
          </table:table-cell>
          <table:table-cell table:formula="of:=MIN([.F33:.F46])" office:value-type="float" office:value="116.901" calcext:value-type="float">
            <text:p>116.901</text:p>
          </table:table-cell>
          <table:table-cell table:formula="of:=[.G46]-[.J46]" office:value-type="float" office:value="15.499" calcext:value-type="float">
            <text:p>15.499</text:p>
          </table:table-cell>
          <table:table-cell table:formula="of:=[.I46]-[.J46]" office:value-type="float" office:value="17.409" calcext:value-type="float">
            <text:p>17.409</text:p>
          </table:table-cell>
          <table:table-cell table:formula="of:=([.K46]/[.L46])*100" office:value-type="float" office:value="89.0286633350566" calcext:value-type="float">
            <text:p>89.0286633350566</text:p>
          </table:table-cell>
          <table:table-cell table:formula="of:=AVERAGE([.M44:.M46])" office:value-type="float" office:value="93.5154626190037" calcext:value-type="float">
            <text:p>93.51546261900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24</text:p>
          </table:table-cell>
          <table:table-cell office:value-type="float" office:value="131.55" calcext:value-type="float">
            <text:p>131.55</text:p>
          </table:table-cell>
          <table:table-cell office:value-type="float" office:value="133.49" calcext:value-type="float">
            <text:p>133.49</text:p>
          </table:table-cell>
          <table:table-cell office:value-type="float" office:value="129.68" calcext:value-type="float">
            <text:p>129.68</text:p>
          </table:table-cell>
          <table:table-cell office:value-type="float" office:value="132.8" calcext:value-type="float">
            <text:p>132.8</text:p>
          </table:table-cell>
          <table:table-cell/>
          <table:table-cell table:formula="of:=MAX([.E34:.E47])" office:value-type="float" office:value="134.31" calcext:value-type="float">
            <text:p>134.310</text:p>
          </table:table-cell>
          <table:table-cell table:formula="of:=MIN([.F34:.F47])" office:value-type="float" office:value="116.901" calcext:value-type="float">
            <text:p>116.901</text:p>
          </table:table-cell>
          <table:table-cell table:formula="of:=[.G47]-[.J47]" office:value-type="float" office:value="15.899" calcext:value-type="float">
            <text:p>15.899</text:p>
          </table:table-cell>
          <table:table-cell table:formula="of:=[.I47]-[.J47]" office:value-type="float" office:value="17.409" calcext:value-type="float">
            <text:p>17.409</text:p>
          </table:table-cell>
          <table:table-cell table:formula="of:=([.K47]/[.L47])*100" office:value-type="float" office:value="91.3263254638406" calcext:value-type="float">
            <text:p>91.3263254638406</text:p>
          </table:table-cell>
          <table:table-cell table:formula="of:=AVERAGE([.M45:.M47])" office:value-type="float" office:value="92.417714975013" calcext:value-type="float">
            <text:p>92.4177149750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25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4.51" calcext:value-type="float">
            <text:p>134.51</text:p>
          </table:table-cell>
          <table:table-cell office:value-type="float" office:value="130.88" calcext:value-type="float">
            <text:p>130.88</text:p>
          </table:table-cell>
          <table:table-cell office:value-type="float" office:value="134.5" calcext:value-type="float">
            <text:p>134.5</text:p>
          </table:table-cell>
          <table:table-cell/>
          <table:table-cell table:formula="of:=MAX([.E35:.E48])" office:value-type="float" office:value="134.51" calcext:value-type="float">
            <text:p>134.510</text:p>
          </table:table-cell>
          <table:table-cell table:formula="of:=MIN([.F35:.F48])" office:value-type="float" office:value="116.901" calcext:value-type="float">
            <text:p>116.901</text:p>
          </table:table-cell>
          <table:table-cell table:formula="of:=[.G48]-[.J48]" office:value-type="float" office:value="17.599" calcext:value-type="float">
            <text:p>17.599</text:p>
          </table:table-cell>
          <table:table-cell table:formula="of:=[.I48]-[.J48]" office:value-type="float" office:value="17.609" calcext:value-type="float">
            <text:p>17.609</text:p>
          </table:table-cell>
          <table:table-cell table:formula="of:=([.K48]/[.L48])*100" office:value-type="float" office:value="99.943210858084" calcext:value-type="float">
            <text:p>99.943210858084</text:p>
          </table:table-cell>
          <table:table-cell table:formula="of:=AVERAGE([.M46:.M48])" office:value-type="float" office:value="93.4327332189937" calcext:value-type="float">
            <text:p>93.43273321899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26</text:p>
          </table:table-cell>
          <table:table-cell office:value-type="float" office:value="134.51" calcext:value-type="float">
            <text:p>134.51</text:p>
          </table:table-cell>
          <table:table-cell office:value-type="float" office:value="134.92" calcext:value-type="float">
            <text:p>134.92</text:p>
          </table:table-cell>
          <table:table-cell office:value-type="float" office:value="131.95" calcext:value-type="float">
            <text:p>131.95</text:p>
          </table:table-cell>
          <table:table-cell office:value-type="float" office:value="132.03" calcext:value-type="float">
            <text:p>132.03</text:p>
          </table:table-cell>
          <table:table-cell/>
          <table:table-cell table:formula="of:=MAX([.E36:.E49])" office:value-type="float" office:value="134.92" calcext:value-type="float">
            <text:p>134.920</text:p>
          </table:table-cell>
          <table:table-cell table:formula="of:=MIN([.F36:.F49])" office:value-type="float" office:value="116.901" calcext:value-type="float">
            <text:p>116.901</text:p>
          </table:table-cell>
          <table:table-cell table:formula="of:=[.G49]-[.J49]" office:value-type="float" office:value="15.129" calcext:value-type="float">
            <text:p>15.129</text:p>
          </table:table-cell>
          <table:table-cell table:formula="of:=[.I49]-[.J49]" office:value-type="float" office:value="18.019" calcext:value-type="float">
            <text:p>18.019</text:p>
          </table:table-cell>
          <table:table-cell table:formula="of:=([.K49]/[.L49])*100" office:value-type="float" office:value="83.9613741051113" calcext:value-type="float">
            <text:p>83.9613741051113</text:p>
          </table:table-cell>
          <table:table-cell table:formula="of:=AVERAGE([.M47:.M49])" office:value-type="float" office:value="91.743636809012" calcext:value-type="float">
            <text:p>91.7436368090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2-29</text:p>
          </table:table-cell>
          <table:table-cell office:value-type="float" office:value="132" calcext:value-type="float">
            <text:p>132</text:p>
          </table:table-cell>
          <table:table-cell office:value-type="float" office:value="133.36" calcext:value-type="float">
            <text:p>133.36</text:p>
          </table:table-cell>
          <table:table-cell office:value-type="float" office:value="130.9" calcext:value-type="float">
            <text:p>130.9</text:p>
          </table:table-cell>
          <table:table-cell office:value-type="float" office:value="131.03" calcext:value-type="float">
            <text:p>131.03</text:p>
          </table:table-cell>
          <table:table-cell/>
          <table:table-cell table:formula="of:=MAX([.E37:.E50])" office:value-type="float" office:value="134.92" calcext:value-type="float">
            <text:p>134.920</text:p>
          </table:table-cell>
          <table:table-cell table:formula="of:=MIN([.F37:.F50])" office:value-type="float" office:value="116.901" calcext:value-type="float">
            <text:p>116.901</text:p>
          </table:table-cell>
          <table:table-cell table:formula="of:=[.G50]-[.J50]" office:value-type="float" office:value="14.129" calcext:value-type="float">
            <text:p>14.129</text:p>
          </table:table-cell>
          <table:table-cell table:formula="of:=[.I50]-[.J50]" office:value-type="float" office:value="18.019" calcext:value-type="float">
            <text:p>18.019</text:p>
          </table:table-cell>
          <table:table-cell table:formula="of:=([.K50]/[.L50])*100" office:value-type="float" office:value="78.4116765636274" calcext:value-type="float">
            <text:p>78.4116765636274</text:p>
          </table:table-cell>
          <table:table-cell table:formula="of:=AVERAGE([.M48:.M50])" office:value-type="float" office:value="87.4387538422742" calcext:value-type="float">
            <text:p>87.43875384227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BM</text:p>
          </table:table-cell>
          <table:table-cell table:style-name="ce1" office:value-type="string" calcext:value-type="string">
            <text:p>2016-03-01</text:p>
          </table:table-cell>
          <table:table-cell office:value-type="float" office:value="132.24" calcext:value-type="float">
            <text:p>132.24</text:p>
          </table:table-cell>
          <table:table-cell office:value-type="float" office:value="134.64" calcext:value-type="float">
            <text:p>134.64</text:p>
          </table:table-cell>
          <table:table-cell office:value-type="float" office:value="132.03" calcext:value-type="float">
            <text:p>132.03</text:p>
          </table:table-cell>
          <table:table-cell office:value-type="float" office:value="134.37" calcext:value-type="float">
            <text:p>134.37</text:p>
          </table:table-cell>
          <table:table-cell/>
          <table:table-cell table:formula="of:=MAX([.E38:.E51])" office:value-type="float" office:value="134.92" calcext:value-type="float">
            <text:p>134.920</text:p>
          </table:table-cell>
          <table:table-cell table:formula="of:=MIN([.F38:.F51])" office:value-type="float" office:value="116.901" calcext:value-type="float">
            <text:p>116.901</text:p>
          </table:table-cell>
          <table:table-cell table:formula="of:=[.G51]-[.J51]" office:value-type="float" office:value="17.469" calcext:value-type="float">
            <text:p>17.469</text:p>
          </table:table-cell>
          <table:table-cell table:formula="of:=[.I51]-[.J51]" office:value-type="float" office:value="18.019" calcext:value-type="float">
            <text:p>18.019</text:p>
          </table:table-cell>
          <table:table-cell table:formula="of:=([.K51]/[.L51])*100" office:value-type="float" office:value="96.9476663521839" calcext:value-type="float">
            <text:p>96.9476663521839</text:p>
          </table:table-cell>
          <table:table-cell table:formula="of:=AVERAGE([.M49:.M51])" office:value-type="float" office:value="86.4402390069742" calcext:value-type="float">
            <text:p>86.4402390069742</text:p>
          </table:table-cell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9:21:22.934883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7T19:26:29.593193409</dc:date>
    <meta:editing-duration>PT18M48S</meta:editing-duration>
    <meta:editing-cycles>2</meta:editing-cycles>
    <meta:generator>LibreOffice/6.0.7.3$Linux_X86_64 LibreOffice_project/00m0$Build-3</meta:generator>
    <meta:document-statistic meta:table-count="1" meta:cell-count="586" meta:object-count="0"/>
  </office:meta>
</office:document-meta>
</file>